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313b" officeooo:paragraph-rsid="000f313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0f313b" officeooo:paragraph-rsid="000f313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313b" officeooo:paragraph-rsid="000f313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6dd2" officeooo:paragraph-rsid="00156dd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156dd2" officeooo:paragraph-rsid="00156dd2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2655" officeooo:paragraph-rsid="00156dd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2d13" officeooo:paragraph-rsid="00156dd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156dd2" officeooo:paragraph-rsid="0016aeca"/>
    </style:style>
    <style:style style:name="P9" style:family="paragraph" style:parent-style-name="Standard">
      <style:paragraph-properties fo:text-align="start" style:justify-single-word="false"/>
      <style:text-properties fo:font-weight="bold" officeooo:rsid="00110361" officeooo:paragraph-rsid="0011036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10361" officeooo:paragraph-rsid="00110361"/>
    </style:style>
    <style:style style:name="P11" style:family="paragraph" style:parent-style-name="Standard">
      <style:paragraph-properties fo:text-align="start" style:justify-single-word="false"/>
      <style:text-properties officeooo:rsid="00186d85" officeooo:paragraph-rsid="00186d85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22655" officeooo:paragraph-rsid="0012265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2655" officeooo:paragraph-rsid="00122655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122655" officeooo:paragraph-rsid="00122655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17197a" officeooo:paragraph-rsid="0017197a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186d85" officeooo:paragraph-rsid="00186d85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122655" officeooo:paragraph-rsid="00122655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132d13" officeooo:paragraph-rsid="00132d13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17197a" officeooo:paragraph-rsid="0017197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22655" officeooo:paragraph-rsid="00132d13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122655" officeooo:paragraph-rsid="00132d1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32d13" officeooo:paragraph-rsid="00132d13" style:font-weight-asian="normal" style:font-weight-complex="normal"/>
    </style:style>
    <style:style style:name="T1" style:family="text">
      <style:text-properties officeooo:rsid="00110361"/>
    </style:style>
    <style:style style:name="T2" style:family="text">
      <style:text-properties officeooo:rsid="00122655"/>
    </style:style>
    <style:style style:name="T3" style:family="text">
      <style:text-properties officeooo:rsid="00132d13"/>
    </style:style>
    <style:style style:name="T4" style:family="text">
      <style:text-properties officeooo:rsid="00151fb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Design Document</text:p>
      <text:p text:style-name="P2"/>
      <text:p text:style-name="P3">API Specifications:</text:p>
      <text:p text:style-name="P2">/api/login/</text:p>
      <text:p text:style-name="P2">@params</text:p>
      <text:p text:style-name="P2">email</text:p>
      <text:p text:style-name="P2">password</text:p>
      <text:p text:style-name="P2">@returns</text:p>
      <text:p text:style-name="P2">SessionToken</text:p>
      <text:p text:style-name="P2">user_id</text:p>
      <text:p text:style-name="P2"/>
      <text:p text:style-name="P2">/api/register</text:p>
      <text:p text:style-name="P2">@params</text:p>
      <text:p text:style-name="P2">name </text:p>
      <text:p text:style-name="P2">phone_number</text:p>
      <text:p text:style-name="P2">email</text:p>
      <text:p text:style-name="P2">password</text:p>
      <text:p text:style-name="P2">@returns</text:p>
      <text:p text:style-name="P2">success message</text:p>
      <text:p text:style-name="P2"/>
      <text:p text:style-name="P3">Protected Endpoints</text:p>
      <text:p text:style-name="P4">@requires UserJWT</text:p>
      <text:p text:style-name="P2">/<text:span text:style-name="T1">api/add</text:span><text:span text:style-name="T2">Route</text:span></text:p>
      <text:p text:style-name="P5">@params</text:p>
      <text:p text:style-name="P5">type [toUni, fromUni]</text:p>
      <text:p text:style-name="P6">start<text:span text:style-name="T3">Point</text:span></text:p>
      <text:p text:style-name="P7">startTimestamp</text:p>
      <text:p text:style-name="P7">startAddress</text:p>
      <text:p text:style-name="P7">generalArea</text:p>
      <text:p text:style-name="P2"/>
      <text:p text:style-name="P5">@requires UserJWT</text:p>
      <text:p text:style-name="P5">/api/updateRoute</text:p>
      <text:p text:style-name="P8">@params</text:p>
      <text:p text:style-name="P8">type [toUni, fromUni]</text:p>
      <text:p text:style-name="P6">start<text:span text:style-name="T3">Point</text:span></text:p>
      <text:p text:style-name="P7">startTimestamp</text:p>
      <text:p text:style-name="P7">startAddress</text:p>
      <text:p text:style-name="P7">generalArea</text:p>
      <text:p text:style-name="P7"/>
      <text:p text:style-name="P9">Flow Of the Application:</text:p>
      <text:p text:style-name="P10">After Sign up and login, a single user can add 2 routes for their account. Their route’s timing <text:span text:style-name="T2">and startLocation are</text:span> editable.</text:p>
      <text:p text:style-name="P10">One is called toUni and other fromUni. There a<text:span text:style-name="T4">re</text:span> global table<text:span text:style-name="T4">s</text:span> with all the to and from routes of all students who signed up. </text:p>
      <text:p text:style-name="P11">They can add routes to there accounts. Other users can connect to them to co-ordinate. </text:p>
      <text:p text:style-name="P10"/>
      <text:p text:style-name="P12">Models</text:p>
      <text:p text:style-name="P13">User:</text:p>
      <text:list text:style-name="L1">
        <text:list-item>
          <text:p text:style-name="P14"><text:soft-page-break/>name</text:p>
        </text:list-item>
        <text:list-item>
          <text:p text:style-name="P14">password (encrypted)</text:p>
        </text:list-item>
        <text:list-item>
          <text:p text:style-name="P14">phone_number</text:p>
        </text:list-item>
        <text:list-item>
          <text:p text:style-name="P14">email</text:p>
        </text:list-item>
        <text:list-item>
          <text:p text:style-name="P15">id PK</text:p>
        </text:list-item>
        <text:list-item>
          <text:p text:style-name="P16">transportationType</text:p>
        </text:list-item>
        <text:list-item>
          <text:p text:style-name="P16">available Bool (depends on transportationType)</text:p>
        </text:list-item>
      </text:list>
      <text:p text:style-name="P13">ToRoutes:</text:p>
      <text:list text:style-name="L2">
        <text:list-item>
          <text:p text:style-name="P17">start<text:span text:style-name="T3">Point</text:span></text:p>
        </text:list-item>
        <text:list-item>
          <text:p text:style-name="P18">endPoint (default is Uni)</text:p>
        </text:list-item>
        <text:list-item>
          <text:p text:style-name="P18">startTimestamp</text:p>
        </text:list-item>
        <text:list-item>
          <text:p text:style-name="P18">startAddress</text:p>
        </text:list-item>
        <text:list-item>
          <text:p text:style-name="P18">generalArea</text:p>
        </text:list-item>
        <text:list-item>
          <text:p text:style-name="P19">id PK Unique</text:p>
        </text:list-item>
      </text:list>
      <text:p text:style-name="P20"><text:span text:style-name="T3">From</text:span>Routes:</text:p>
      <text:list text:continue-numbering="true" text:style-name="L2">
        <text:list-item>
          <text:p text:style-name="P21">start<text:span text:style-name="T3">Point (default is Uni)</text:span></text:p>
        </text:list-item>
        <text:list-item>
          <text:p text:style-name="P18">endPoint </text:p>
        </text:list-item>
        <text:list-item>
          <text:p text:style-name="P18">startTimestamp</text:p>
        </text:list-item>
        <text:list-item>
          <text:p text:style-name="P18">endAddress</text:p>
        </text:list-item>
        <text:list-item>
          <text:p text:style-name="P18">generalArea</text:p>
        </text:list-item>
        <text:list-item>
          <text:p text:style-name="P19">id PK Unique</text:p>
        </text:list-item>
      </text:list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9T21:31:39.925823416</meta:creation-date>
    <meta:generator>LibreOffice/25.2.3.2$Linux_X86_64 LibreOffice_project/520$Build-2</meta:generator>
    <dc:date>2025-05-09T23:44:47.636989156</dc:date>
    <meta:editing-duration>PT1H39M39S</meta:editing-duration>
    <meta:editing-cycles>8</meta:editing-cycles>
    <meta:document-statistic meta:table-count="0" meta:image-count="0" meta:object-count="0" meta:page-count="2" meta:paragraph-count="61" meta:word-count="168" meta:character-count="1097" meta:non-whitespace-character-count="1005"/>
  </office:meta>
</office:document-meta>
</file>